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 table:number-rows-repeated="1048486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17:30:22.92620316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7-29T17:31:58.672017593</dc:date>
    <meta:editing-duration>PT14H9M</meta:editing-duration>
    <meta:editing-cycles>187</meta:editing-cycles>
    <meta:document-statistic meta:table-count="1" meta:cell-count="356" meta:object-count="0"/>
  </office:meta>
</office:document-meta>
</file>